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style:style>
    <style:style style:name="P7" style:family="paragraph" style:parent-style-name="Text_20_body">
      <style:text-properties style:font-name="Courier" fo:font-size="10pt" style:font-size-asian="10pt" style:font-size-complex="10pt"/>
    </style:style>
    <style:style style:name="P8" style:family="paragraph" style:parent-style-name="Text_20_body">
      <style:text-properties style:font-name="Courier" fo:font-size="10pt" fo:font-weight="normal" style:font-size-asian="10pt" style:font-weight-asian="normal" style:font-size-complex="10pt" style:font-weight-complex="normal"/>
    </style:style>
    <style:style style:name="P9" style:family="paragraph" style:parent-style-name="Text_20_body">
      <style:text-properties fo:color="#ffffff"/>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 fo:font-size="10pt" style:font-size-asian="10pt" style:font-size-complex="10pt"/>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Table_20_Contents">
      <style:text-properties fo:font-size="11pt" style:font-size-asian="11pt" style:font-size-complex="11pt"/>
    </style:style>
    <style:style style:name="P15" style:family="paragraph" style:parent-style-name="Frame_20_contents">
      <style:text-properties fo:color="#ffffff"/>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list-style-name="L1"/>
    <style:style style:name="P18" style:family="paragraph" style:parent-style-name="Text_20_body" style:list-style-name="L2"/>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0000" style:background-transparency="0%" fo:padding="0.0598in" fo:border="0.0071in solid #80000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3"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day/>
      <number:text> de </number:text>
      <number:month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Highbase</text:span> Installation Guide</text:h>
      <text:p text:style-name="P2"><text:tab/>Installation guide for beta-0.9.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8 Fernando Ipar</text:p>
      <text:p text:style-name="P3">Revision: <text:editing-cycles>105</text:editing-cycles></text:p>
      <text:p text:style-name="P3">Last update: <text:modification-date style:data-style-name="N75">Jul 1, 2008</text:modification-date></text:p>
      <text:h text:style-name="P12" text:outline-level="1">Status</text:h>
      <text:p text:style-name="P4">This document is still a draft and might be incomplete in it's coverage. The goal is to have complete and revised document by the time the cluster gets to 1.0</text:p>
      <text:h text:style-name="Heading_20_1" text:outline-level="1">Introduction</text:h>
      <text:p text:style-name="P4">The goal of this document is to help System Administrators setup a highly available MySQL system using the scripts that make up the highbase project. </text:p>
      <text:p text:style-name="P4">The audience is expected to have some basic skills in shell usage and MySQL administration. </text:p>
      <text:p text:style-name="P4"/>
      <text:p text:style-name="P4">I'll start off by covering the requisites checklist (what's verified by the pre-install.sh script on the automatic installation) and then move onto the prerequisite installation part. </text:p>
      <text:p text:style-name="P4">Finally, I'll describe the highbase.conf file and explain how to start and stop the cluster. </text:p>
      <text:p text:style-name="P4"/>
      <text:h text:style-name="P12" text:outline-level="1">Prerequisites</text:h>
      <text:p text:style-name="Text_20_body">The following is a checklist of what you'll need in order to run highbase. If you can make the cluster run without any of these components, please let me know, using the e-mail address found in the cover page. </text:p>
      <text:p text:style-name="Text_20_body"/>
      <text:list text:style-name="L1">
        <text:list-item>
          <text:p text:style-name="P17">MySQL, with internal replication configured between Master and Slave host. Development is currently tested on version 5 of the engine, but the code includes compatibility for versions 3.X and 4.X. </text:p>
        </text:list-item>
        <text:list-item>
          <text:p text:style-name="P17">The mysql and mysqladmin client binaries</text:p>
        </text:list-item>
        <text:list-item>
          <text:p text:style-name="P17">bash 2 or greater</text:p>
        </text:list-item>
        <text:list-item>
          <text:p text:style-name="P17">syslog</text:p>
        </text:list-item>
        <text:list-item>
          <text:p text:style-name="P17">perl</text:p>
        </text:list-item>
        <text:list-item>
          <text:p text:style-name="P17">gcc and make</text:p>
        </text:list-item>
        <text:list-item>
          <text:p text:style-name="P17">ssh</text:p>
        </text:list-item>
        <text:list-item>
          <text:p text:style-name="P17">usleep or bc</text:p>
        </text:list-item>
        <text:list-item>
          <text:p text:style-name="P17">smbclient, <text:span text:style-name="T2">only if you want netbios alerts</text:span></text:p>
        </text:list-item>
      </text:list>
      <text:p text:style-name="P5">Unfortunately, I don't have the minimal versions required for perl, gcc and make. If you find out that your installed version doesn't work, please let me know. </text:p>
      <text:p text:style-name="P5">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highbase-&lt;release&gt;.tar.bz2</text:span> into a directory of your choice. The <text:span text:style-name="T2">/usr/highbase</text:span> directory is the one I've used in my test systems, and the default directory, but it's by no means mandatory. You'll need to set the environment variable <text:span text:style-name="T2">HIGHBASE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highbase.tar.bz2 file. All the external packages are found in the extern directory. Change to that directory and type: </text:p>
      <text:p text:style-name="P7">#&gt; tar xzvf fping*gz &amp;&amp; rm -f fping*gz &amp;&amp; cd fping* &amp;&amp; ./configure &amp;&amp; make &amp;&amp; make check &amp;&amp; make install &amp;&amp; make clean</text:p>
      <text:p text:style-name="Text_20_body"><text:soft-page-break/>This should run with no errors. </text:p>
      <text:h text:style-name="Heading_20_2" text:outline-level="2">fake</text:h>
      <text:p text:style-name="Text_20_body">Change directory to extern/ again, and type: </text:p>
      <text:p text:style-name="P7">#&gt; <text:tab/></text:p>
      <text:p text:style-name="Text_20_body">Once again, this should run with no errors. </text:p>
      <text:h text:style-name="Heading_20_2" text:outline-level="2">mysql.monitor</text:h>
      <text:p text:style-name="Text_20_body">Jeff Buchbinder contributed many things to the source tree (like removing all references to the name mysql-ha), including a new version of the MySQL monitoring routine written in C, with improved performance. </text:p>
      <text:p text:style-name="Text_20_body">Both the slave and master routine expect this program to be installed at <text:span text:style-name="T2">$HIGHBASE_HOME</text:span>, so in order to do this, just: </text:p>
      <text:p text:style-name="P11">#&gt; cd src/mysql-monitor; make; cp mysql-monitor $HIGHBASE_HOME; cd ../..</text:p>
      <text:p text:style-name="P11"><draw:frame draw:style-name="fr1" draw:name="Frame3" text:anchor-type="paragraph" svg:x="2.3102in" svg:y="0.0874in" svg:width="4.239in" draw:z-index="2"><draw:text-box fo:min-height="0.9571in"><text:p text:style-name="P15">NOTE: In order to build the C monitor, you'll need to install MySQL's C libraries for your systems. In Red Hat based systems, theses are usually called mysql-devel. In Ubuntu, these are called libmysqlclient15-dev</text:p></draw:text-box></draw:frame></text:p>
      <text:p text:style-name="Text_20_body"/>
      <text:p text:style-name="Text_20_body"/>
      <text:p text:style-name="Text_20_body"/>
      <text:h text:style-name="Heading_20_1" text:outline-level="1">Cluster installation</text:h>
      <text:p text:style-name="Text_20_body"/>
      <text:p text:style-name="Text_20_body">At this point, you need to populate the /etc/highbase.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HIGHBASE_HOME</text:p>
          </table:table-cell>
          <table:table-cell table:style-name="Parameters.A2" office:value-type="string">
            <text:p text:style-name="P14">It's the path where you've installed the highbase distribution</text:p>
          </table:table-cell>
          <table:table-cell table:style-name="Parameters.C2" office:value-type="string">
            <text:p text:style-name="Table_20_Contents">/usr/highbase</text:p>
          </table:table-cell>
        </table:table-row>
        <table:table-row>
          <table:table-cell table:style-name="Parameters.A2" office:value-type="string">
            <text:p text:style-name="Table_20_Contents">CLUSTER_IP</text:p>
          </table:table-cell>
          <table:table-cell table:style-name="Parameters.A2" office:value-type="string">
            <text:p text:style-name="P14">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14">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14">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14">The device to which to attach <text:soft-page-break/>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14">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14">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14">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14">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14">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14">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14">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14">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14">Amount of time we wait before checking after running mysql_kill. </text:p>
            <text:p text:style-name="P14">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14">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14">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14">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14">IP or host name for the slave node</text:p>
          </table:table-cell>
          <table:table-cell table:style-name="Parameters.C2" office:value-type="string">
            <text:p text:style-name="Table_20_Contents">slave-node</text:p>
          </table:table-cell>
        </table:table-row>
        <text:soft-page-break/>
        <table:table-row>
          <table:table-cell table:style-name="Parameters.A2" office:value-type="string">
            <text:p text:style-name="Table_20_Contents">SIG_KILL_WAIT</text:p>
          </table:table-cell>
          <table:table-cell table:style-name="Parameters.A2" office:value-type="string">
            <text:p text:style-name="P14">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14">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14">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14">The email address where to send notifications</text:p>
          </table:table-cell>
          <table:table-cell table:style-name="Parameters.C2" office:value-type="string">
            <text:p text:style-name="Table_20_Contents">root@łocalhost</text:p>
          </table:table-cell>
        </table:table-row>
      </table:table>
      <text:p text:style-name="Text_20_body"/>
      <text:h text:style-name="P13"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5">There, you must create a file named <text:span text:style-name="T2">CLUSTER_IP</text:span>.cfg, with the following contents: </text:p>
      <text:p text:style-name="P5">------ BEGIN <text:span text:style-name="T2">CLUSTER_IP</text:span>.cfg ----</text:p>
      <text:p text:style-name="P5">SPOOF_IP=<text:span text:style-name="T2">CLUSTER_IP</text:span></text:p>
      <text:p text:style-name="P5">SPOOF_NETMASK=<text:span text:style-name="T2">CLUSTER_NETMASK</text:span></text:p>
      <text:p text:style-name="P5">SPOOF_BROADCAST=<text:span text:style-name="T2">CLUSTER_BROADCAST</text:span></text:p>
      <text:p text:style-name="P5">TARGET_INTERFACE=<text:span text:style-name="T2">CLUSTER_DEVICE</text:span></text:p>
      <text:p text:style-name="P5">------ END <text:span text:style-name="T2">CLUSTER_IP</text:span>.cfg ----</text:p>
      <text:p text:style-name="P5"/>
      <text:p text:style-name="P5">You can also create this file by issuing the following commands: </text:p>
      <text:p text:style-name="P8">#&gt; cd /usr/highbase</text:p>
      <text:p text:style-name="P8">#&gt; export HIGHBASE_HOME=/usr/highbase</text:p>
      <text:p text:style-name="P8">#&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highbase in our systems and it's a nice name for coherence. You must create a file named 'ssh_user' under the HIGHBASE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highbase or another unprivileged account, su – to that account before issuing this commands</text:p></text:note-body></text:note>: </text:p>
      <text:p text:style-name="Text_20_body">#&gt; ssh-keygen -t dsa</text:p>
      <text:p text:style-name="Text_20_body"><draw:frame draw:style-name="fr2" draw:name="Frame1" text:anchor-type="paragraph" svg:x="0.1236in" svg:y="0.2839in" svg:width="5.6626in" draw:z-index="0"><draw:text-box fo:min-height="0.4335in"><text:p text:style-name="P15">SECURITY CONSIDERATION: </text:p><text:p text:style-name="P9">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HOME/.ssh/id_dsa.pub</text:span> file to the other node, and add it to the $HOME/.ssh/authorized_keys file, where $HOME is the cluster user (root, highbase or the user you chose) home directory. </text:p>
      <text:p text:style-name="Text_20_body"><text:soft-page-break/>Repeat this procedure for the other node. </text:p>
      <text:p text:style-name="Text_20_body">You can improve security by including '<text:span text:style-name="T2">from=&lt;host&gt;'</text:span><text:span text:style-name="T3"> before the ssh-dsa string in the authorized_keys file. </text:span></text:p>
      <text:p text:style-name="P10">Before running the cluster for the first time, remember to connect from one node to another using the cluster user, in order to accept the host key. <text:span text:style-name="T3">Otherwise, the cluster will always end up killing remote commands due to timeout.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5">Create a file in $HIGHBASE_HOME called sudo_prefix with the text 'sudo ' (<text:span text:style-name="T2">that's WITH A SPACE after the last letter</text:span>). </text:p>
      <text:p text:style-name="P5">Finally, modify /etc/sudoers by adding a line similar to the following: </text:p>
      <text:p text:style-name="P5"><draw:frame draw:style-name="fr3" draw:name="Frame2" text:anchor-type="paragraph" svg:x="0.1689in" svg:y="0.0492in" svg:width="6.4547in" draw:z-index="1"><draw:text-box fo:min-height="0.6457in"><text:p text:style-name="P5">highbase <text:s text:c="2"/>ALL=NOPASSWD:/usr/local/sbin/fping, /sbin/fuser, /bin/ps, /bin/kill, /etc/init.d/mysqld, /sbin/shutdown, /usr/bin/fake, /sbin/ifconfig</text:p></draw:text-box></draw:frame>To obtain these path names, <text:span text:style-name="T2">cd to $HIGHBASE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dev.mysql.com/doc/refman/5.0/en/replication.html">http://dev.mysql.com/doc/refman/5.0/en/replication.html</text:a></text:p>
      <text:p text:style-name="Text_20_body"/>
      <text:h text:style-name="Heading_20_1" text:outline-level="1">Configure MySQL access</text:h>
      <text:p text:style-name="Text_20_body">In order to check the service health, highbase uses the mysql.monitor script from the mon package (available from <text:a xlink:type="simple" xlink:href="ftp://ftp.kernel.org/">ftp.kernel.org</text:a> and it's mirrors, please use the mirrors in case you want to download mon or use an updated version of mysql.monitor). For this script to work, you'll need to issue the following statements in MySQL: </text:p>
      <text:p text:style-name="P6">GRANT SELECT ON &lt;DB&gt;.* TO '&lt;USER&gt;'@'&lt;HOST&gt;' IDENTIFIED BY '&lt;PASSWORD&gt;'</text:p>
      <text:p text:style-name="Text_20_body">where: </text:p>
      <text:p text:style-name="P10"><text:span text:style-name="T3">&lt;DB&gt; is </text:span>MYSQL_DATABASE</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text:soft-page-break/>'&lt;PASSWORD&gt;' is <text:span text:style-name="T2">MYSQL_PASSWORD</text:span>. </text:p>
      <text:h text:style-name="Heading_20_1" text:outline-level="1">Configure the node role</text:h>
      <text:p text:style-name="Text_20_body">You must now tell highbase which role it should assume on which node. For this purpose, we use the role.include file. This must be a copy of either slave.include or master.include, depending on the node you're installing. </text:p>
      <text:p text:style-name="Text_20_body">Here's an example for the master node: </text:p>
      <text:p text:style-name="Text_20_body">#&gt; ln master.include role.incude</text:p>
      <text:h text:style-name="Heading_20_1" text:outline-level="1">Install the rc-script</text:h>
      <text:p text:style-name="Text_20_body">Copy the rc-script from $HIGHBASE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HIGHBASE_HOME while we work it out. </text:p>
      <text:p text:style-name="Text_20_body"/>
      <text:p text:style-name="Text_20_body"/>
      <text:h text:style-name="Heading_20_1" text:outline-level="1">Run the cluster</text:h>
      <text:p text:style-name="Text_20_body"/>
      <text:list text:style-name="L2">
        <text:list-item>
          <text:p text:style-name="P18">Start highbase on the master node, by either: </text:p>
          <text:list>
            <text:list-item>
              <text:p text:style-name="P18">service highbase start (in redhat/fedora)</text:p>
            </text:list-item>
            <text:list-item>
              <text:p text:style-name="P18">/usr/highbase/configurator.sh (better for testing, since you'll be hooked up to the output</text:p>
            </text:list-item>
          </text:list>
        </text:list-item>
        <text:list-item>
          <text:p text:style-name="P18">Start highbase on the slave node. </text:p>
          <text:list>
            <text:list-header>
              <text:p text:style-name="P18"/>
            </text:list-header>
          </text:list>
        </text:list-item>
      </text:list>
      <text:p text:style-name="P16"><text:tab/>Test failover scenarios and report bugs to highbase-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Fernando Ipar</meta:initial-creator>
    <meta:creation-date>2006-10-31T22:07:40</meta:creation-date>
    <dc:creator>Fernando Ipar</dc:creator>
    <dc:date>2008-07-01T22:27:41</dc:date>
    <dc:language>en-US</dc:language>
    <meta:editing-cycles>105</meta:editing-cycles>
    <meta:editing-duration>P2DT12H43M4S</meta:editing-duration>
    <meta:user-defined meta:name="Info 1"/>
    <meta:user-defined meta:name="Info 2"/>
    <meta:user-defined meta:name="Info 3"/>
    <meta:user-defined meta:name="Info 4"/>
    <meta:document-statistic meta:table-count="1" meta:image-count="0" meta:object-count="0" meta:page-count="9" meta:paragraph-count="172" meta:word-count="1827" meta:character-count="10891"/>
  </office:meta>
</office:document-meta>
</file>